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B88C96B5A7E6DB5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Default_20_Drawing_20_Style_5f_1">
      <style:graphic-properties svg:stroke-width="0.051cm" svg:stroke-color="#ff3333" draw:marker-start-width="0.355cm" draw:marker-end-width="0.355cm" draw:fill-color="#00ffff" draw:opacity="100%" draw:textarea-horizontal-align="center" draw:textarea-vertical-align="top" draw:auto-grow-height="false" fo:min-height="1.37cm" fo:min-width="0.259cm" fo:padding-top="-1.372cm" fo:padding-bottom="0.15cm" fo:padding-left="0.275cm" fo:padding-right="0.275cm" draw:shadow-opacity="100%"/>
      <style:paragraph-properties style:writing-mode="lr-tb"/>
    </style:style>
    <style:style style:name="gr2" style:family="graphic" style:parent-style-name="Default_20_Drawing_20_Style_5f_1">
      <style:graphic-properties svg:stroke-width="0.051cm" draw:marker-start-width="0.355cm" draw:marker-end-width="0.355cm" draw:fill="none" draw:textarea-horizontal-align="justify" draw:textarea-vertical-align="middle" draw:auto-grow-height="false" fo:min-height="13.988cm" fo:min-width="21.294cm" fo:padding-top="0.15cm" fo:padding-bottom="0.15cm" fo:padding-left="0.275cm" fo:padding-right="0.275cm"/>
    </style:style>
    <style:style style:name="gr3" style:family="graphic" style:parent-style-name="Default_20_Drawing_20_Style_5f_1">
      <style:graphic-properties draw:stroke="none" svg:stroke-color="#000000" draw:fill="none" draw:fill-color="#ffffff" draw:textarea-vertical-align="middle" draw:auto-grow-width="true" fo:min-height="1.423cm" fo:min-width="13.125cm"/>
      <style:paragraph-properties style:writing-mode="lr-tb"/>
    </style:style>
    <style:style style:name="gr4" style:family="graphic" style:parent-style-name="Default_20_Drawing_20_Style_5f_1" style:list-style-name="L2">
      <style:graphic-properties draw:stroke="solid" svg:stroke-color="#000000" draw:fill="none" draw:fill-color="#ffffff" fo:min-height="2.215cm"/>
      <style:paragraph-properties style:writing-mode="lr-tb"/>
    </style:style>
    <style:style style:name="gr5" style:family="graphic" style:parent-style-name="Default_20_Drawing_20_Style_5f_1">
      <style:graphic-properties draw:stroke="none" svg:stroke-color="#000000" draw:fill="none" draw:fill-color="#ffffff" fo:min-height="0.556cm"/>
      <style:paragraph-properties style:writing-mode="lr-tb"/>
    </style:style>
    <style:style style:name="gr6" style:family="graphic" style:parent-style-name="Object_20_without_20_fill_5f_1">
      <style:graphic-properties draw:marker-end="Arrow" draw:marker-end-width="0.3cm" draw:fill="none" draw:textarea-horizontal-align="center" draw:textarea-vertical-align="middle" fo:padding-left="-0.762cm" fo:padding-right="0cm"/>
    </style:style>
    <style:style style:name="gr7" style:family="graphic" style:parent-style-name="Object_20_without_20_fill_5f_1">
      <style:graphic-properties draw:marker-end="Arrow" draw:marker-end-width="0.3cm" draw:fill="none" draw:textarea-horizontal-align="left" draw:textarea-vertical-align="middle" fo:padding-right="-0.35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9" style:family="graphic" style:parent-style-name="Default_20_Drawing_20_Style_5f_1">
      <style:graphic-properties svg:stroke-width="0.051cm" svg:stroke-color="#ff9966" draw:marker-start-width="0.355cm" draw:marker-end-width="0.355cm" draw:fill-color="#ffff99" draw:opacity="12%" draw:textarea-horizontal-align="justify" draw:textarea-vertical-align="bottom" draw:auto-grow-height="false" fo:min-height="3.49cm" fo:min-width="5.018cm" fo:padding-top="0.15cm" fo:padding-bottom="-0.406cm" fo:padding-left="0.275cm" fo:padding-right="0.275cm" draw:shadow-opacity="12%"/>
      <style:paragraph-properties style:writing-mode="lr-tb"/>
    </style:style>
    <style:style style:name="gr10" style:family="graphic" style:parent-style-name="Default_20_Drawing_20_Style_5f_1">
      <style:graphic-properties draw:fill-color="#aecf00" draw:opacity="20%" draw:textarea-horizontal-align="justify" draw:textarea-vertical-align="middle" draw:auto-grow-height="false" fo:min-height="1.159cm" fo:min-width="1.064cm" fo:padding-bottom="0cm" draw:shadow-opacity="20%"/>
      <style:paragraph-properties style:writing-mode="lr-tb"/>
    </style:style>
    <style:style style:name="gr11" style:family="graphic" style:parent-style-name="Default_20_Drawing_20_Style_5f_1">
      <style:graphic-properties draw:fill-color="#aecf00" draw:opacity="20%" draw:textarea-horizontal-align="justify" draw:textarea-vertical-align="middle" draw:auto-grow-height="false" fo:min-height="2.099cm" fo:min-width="1.219cm" fo:padding-bottom="0cm" draw:shadow-opacity="20%"/>
      <style:paragraph-properties style:writing-mode="lr-tb"/>
    </style:style>
    <style:style style:name="gr12" style:family="graphic" style:parent-style-name="Default_20_Drawing_20_Style_5f_1">
      <style:graphic-properties draw:fill-color="#aecf00" draw:opacity="20%" draw:textarea-horizontal-align="justify" draw:textarea-vertical-align="middle" draw:auto-grow-height="false" fo:min-height="0.646cm" fo:min-width="1.323cm" fo:padding-bottom="0cm" draw:shadow-opacity="20%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3cm" fo:min-width="6.136cm"/>
      <style:paragraph-properties style:writing-mode="lr-tb"/>
    </style:style>
    <style:style style:name="gr14" style:family="graphic" style:parent-style-name="objectwithoutfill">
      <style:graphic-properties svg:stroke-width="0.051cm" draw:marker-start-width="0.279cm" draw:marker-end="Arrowheads_20_13" draw:marker-end-width="0.279cm" draw:fill="none" draw:textarea-vertical-align="top" fo:padding-top="-0.61cm" fo:padding-bottom="0.15cm" fo:padding-left="0.275cm" fo:padding-right="0.275cm"/>
      <style:paragraph-properties style:writing-mode="lr-tb"/>
    </style:style>
    <style:style style:name="gr15" style:family="graphic" style:parent-style-name="Default_20_Drawing_20_Style_5f_1">
      <style:graphic-properties svg:stroke-width="0.051cm" svg:stroke-color="#ff3333" draw:marker-start-width="0.355cm" draw:marker-end-width="0.355cm" draw:fill-color="#00ffff" draw:opacity="100%" draw:textarea-horizontal-align="center" draw:textarea-vertical-align="top" draw:auto-grow-height="false" fo:min-height="2.081cm" fo:min-width="0.259cm" fo:padding-top="-1.422cm" fo:padding-bottom="0.15cm" fo:padding-left="0.275cm" fo:padding-right="0.275cm" draw:shadow-opacity="100%"/>
      <style:paragraph-properties style:writing-mode="lr-tb"/>
    </style:style>
    <style:style style:name="gr16" style:family="graphic" style:parent-style-name="Default_20_Drawing_20_Style_5f_1">
      <style:graphic-properties svg:stroke-width="0.051cm" draw:marker-start-width="0.355cm" draw:marker-end-width="0.355cm" draw:fill="none" draw:textarea-horizontal-align="justify" draw:textarea-vertical-align="middle" draw:auto-grow-height="false" fo:min-height="13.035cm" fo:min-width="20.722cm" fo:padding-top="0.15cm" fo:padding-bottom="0.15cm" fo:padding-left="0.275cm" fo:padding-right="0.275cm"/>
    </style:style>
    <style:style style:name="gr17" style:family="graphic" style:parent-style-name="Default_20_Drawing_20_Style_5f_1">
      <style:graphic-properties draw:stroke="none" svg:stroke-color="#000000" draw:fill="none" draw:fill-color="#ffffff" draw:textarea-vertical-align="middle" draw:auto-grow-width="true" fo:min-height="0.712cm" fo:min-width="13.125cm"/>
      <style:paragraph-properties style:writing-mode="lr-tb"/>
    </style:style>
    <style:style style:name="gr18" style:family="graphic" style:parent-style-name="Default_20_Drawing_20_Style_5f_1" style:list-style-name="L2">
      <style:graphic-properties draw:stroke="solid" svg:stroke-color="#000000" draw:fill="none" draw:fill-color="#ffffff" fo:min-height="2.215cm"/>
      <style:paragraph-properties style:writing-mode="lr-tb"/>
    </style:style>
    <style:style style:name="gr19" style:family="graphic" style:parent-style-name="Default_20_Drawing_20_Style_5f_1">
      <style:graphic-properties draw:fill-color="#aecf00" draw:opacity="20%" draw:textarea-horizontal-align="justify" draw:textarea-vertical-align="middle" draw:auto-grow-height="false" fo:min-height="1.895cm" fo:min-width="1.167cm" fo:padding-bottom="0cm" draw:shadow-opacity="20%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21" style:family="graphic" style:parent-style-name="Default_20_Drawing_20_Style_5f_1">
      <style:graphic-properties draw:fill="bitmap" draw:fill-color="#aecf00" draw:fill-image-name="Dashed_20_Dotted_20_Upward_20_Diagonal" draw:opacity="20%" style:repeat="repeat" draw:textarea-horizontal-align="justify" draw:textarea-vertical-align="middle" draw:auto-grow-height="false" fo:min-height="1.227cm" fo:min-width="1.3cm" fo:padding-bottom="0cm" draw:shadow-opacity="20%"/>
      <style:paragraph-properties style:writing-mode="lr-tb"/>
    </style:style>
    <style:style style:name="gr22" style:family="graphic" style:parent-style-name="objectwithoutfill">
      <style:graphic-properties draw:marker-end="Arrowheads_20_10" draw:marker-end-width="0.3cm" draw:fill="none" draw:textarea-vertical-align="middle"/>
    </style:style>
    <style:style style:name="gr23" style:family="graphic" style:parent-style-name="Default_20_Drawing_20_Style_5f_1">
      <style:graphic-properties draw:fill="solid" draw:fill-color="#aecf00" draw:opacity="20%" style:repeat="repeat" draw:textarea-horizontal-align="justify" draw:textarea-vertical-align="middle" draw:auto-grow-height="false" fo:min-height="0.448cm" fo:min-width="1.384cm" fo:padding-bottom="0cm" draw:shadow-opacity="20%"/>
      <style:paragraph-properties style:writing-mode="lr-tb"/>
    </style:style>
    <style:style style:name="P1" style:family="paragraph">
      <style:paragraph-properties fo:text-align="center" style:writing-mode="lr-tb"/>
      <style:text-properties fo:font-size="14pt" style:font-size-asian="18pt" style:font-size-complex="18pt"/>
    </style:style>
    <style:style style:name="P2" style:family="paragraph">
      <loext:graphic-properties draw:fill-color="#00ffff" draw:opacity="100%"/>
      <style:paragraph-properties fo:text-align="center" style:writing-mode="lr-tb"/>
      <style:text-properties fo:font-size="14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1pt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  <style:text-properties fo:font-size="14pt" style:text-underline-style="solid" style:text-underline-width="auto" style:text-underline-color="font-color" style:font-size-asian="18pt" style:font-size-complex="18pt"/>
    </style:style>
    <style:style style:name="P8" style:family="paragraph">
      <loext:graphic-properties draw:fill="none"/>
      <style:paragraph-properties fo:text-align="center" style:writing-mode="lr-tb"/>
      <style:text-properties fo:font-size="12pt" style:font-size-asian="18pt" style:font-size-complex="18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8pt" style:font-size-complex="18pt"/>
    </style:style>
    <style:style style:name="P10" style:family="paragraph">
      <loext:graphic-properties draw:fill-color="#ffff99" draw:opacity="12%"/>
      <style:paragraph-properties fo:text-align="center" style:writing-mode="lr-tb"/>
      <style:text-properties fo:font-size="14pt" style:font-size-asian="18pt" style:font-size-complex="18pt"/>
    </style:style>
    <style:style style:name="P11" style:family="paragraph">
      <style:paragraph-properties fo:text-align="center" style:writing-mode="lr-tb"/>
      <style:text-properties fo:font-size="12pt" style:font-size-asian="18pt" style:font-size-complex="18pt"/>
    </style:style>
    <style:style style:name="P12" style:family="paragraph">
      <loext:graphic-properties draw:fill-color="#aecf00" draw:opacity="20%"/>
      <style:paragraph-properties fo:text-align="center" style:writing-mode="lr-tb"/>
      <style:text-properties fo:font-size="12pt" style:font-size-asian="18pt" style:font-size-complex="18pt"/>
    </style:style>
    <style:style style:name="P13" style:family="paragraph">
      <loext:graphic-properties draw:fill="none"/>
      <style:paragraph-properties fo:text-align="center" style:writing-mode="lr-tb"/>
      <style:text-properties fo:font-size="12pt"/>
    </style:style>
    <style:style style:name="P14" style:family="paragraph">
      <loext:graphic-properties draw:fill="none" draw:fill-color="#ffffff"/>
      <style:paragraph-properties fo:text-align="center" style:writing-mode="lr-tb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16" style:family="paragraph">
      <loext:graphic-properties draw:fill="none" draw:fill-color="#ffffff"/>
      <style:paragraph-properties style:writing-mode="lr-tb"/>
      <style:text-properties fo:font-size="12pt"/>
    </style:style>
    <style:style style:name="P17" style:family="paragraph">
      <loext:graphic-properties draw:fill="bitmap" draw:fill-color="#aecf00" draw:fill-image-name="Dashed_20_Dotted_20_Upward_20_Diagonal" draw:opacity="20%" style:repeat="repeat"/>
      <style:paragraph-properties fo:text-align="center" style:writing-mode="lr-tb"/>
      <style:text-properties fo:font-size="12pt" style:font-size-asian="18pt" style:font-size-complex="18pt"/>
    </style:style>
    <style:style style:name="P18" style:family="paragraph">
      <loext:graphic-properties draw:fill="solid" draw:fill-color="#aecf00" draw:opacity="20%" style:repeat="repeat"/>
      <style:paragraph-properties fo:text-align="center" style:writing-mode="lr-tb"/>
      <style:text-properties fo:font-size="12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1pt" style:font-size-asian="18pt" style:font-size-complex="18pt"/>
    </style:style>
    <style:style style:name="T3" style:family="text">
      <style:text-properties fo:font-size="14pt" style:text-underline-style="solid" style:text-underline-width="auto" style:text-underline-color="font-color" style:font-size-asian="18pt" style:font-size-complex="18pt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fo:font-size="12pt" style:text-underline-style="solid" style:text-underline-width="auto" style:text-underline-color="font-color" style:font-size-asian="18pt" style:font-size-complex="18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143cm" svg:height="1.143cm" svg:x="8.694cm" svg:y="10.618cm">
          <text:p text:style-name="P1"><text:span text:style-name="T1">Load</text:span></text:p>
          <text:p text:style-name="P1"><text:span text:style-name="T1">Balanc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3" draw:layer="layout" svg:width="21.844cm" svg:height="14.288cm" svg:x="1cm" svg:y="1.952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3.625cm" svg:height="1.673cm" svg:x="5.279cm" svg:y="2.216cm">
          <draw:text-box>
            <text:p text:style-name="P4">Use Case: High Availability for API Consumers</text:p>
          </draw:text-box>
        </draw:frame>
        <draw:g>
          <draw:frame draw:style-name="gr4" draw:text-style-name="P6" draw:layer="layout" svg:width="10.541cm" svg:height="2.465cm" svg:x="1.48cm" svg:y="5.267cm">
            <draw:text-box draw:corner-radius="0.152cm">
              <text:list text:style-name="L2">
                <text:list-item>
                  <text:p><text:span text:style-name="T2">SLA for API is 24x7</text:span></text:p>
                </text:list-item>
                <text:list-item>
                  <text:p><text:span text:style-name="T2">Deploy APIC &amp; DataPower instances in OCP cluster-1</text:span></text:p>
                </text:list-item>
                <text:list-item>
                  <text:p><text:span text:style-name="T2">Deploy DataPower &amp; Analytics instances in OCP cluster-2</text:span></text:p>
                </text:list-item>
                <text:list-item>
                  <text:p><text:span text:style-name="T2">Two OCP Clusters in different Data Centers</text:span></text:p>
                </text:list-item>
              </text:list>
            </draw:text-box>
          </draw:frame>
          <draw:frame draw:style-name="gr5" draw:text-style-name="P7" draw:layer="layout" svg:width="5.08cm" svg:height="0.806cm" svg:x="4.343cm" svg:y="4.475cm">
            <draw:text-box>
              <text:p><text:span text:style-name="T3">Solution Architecture</text:span></text:p>
            </draw:text-box>
          </draw:frame>
        </draw:g>
        <draw:connector draw:style-name="gr6" draw:text-style-name="P8" draw:layer="layout" draw:type="curve" svg:x1="9.67cm" svg:y1="10.785cm" svg:x2="16.067cm" svg:y2="7.418cm" draw:start-shape="id1" draw:start-glue-point="11" draw:end-shape="id2" draw:end-glue-point="3" svg:d="M9670 10785c5217 0 2019-3367 6397-3367" svg:viewBox="0 0 6398 3368">
          <text:p/>
        </draw:connector>
        <draw:connector draw:style-name="gr7" draw:text-style-name="P8" draw:layer="layout" draw:type="curve" svg:x1="9.67cm" svg:y1="11.594cm" svg:x2="16.01cm" svg:y2="12.917cm" draw:start-shape="id1" draw:start-glue-point="9" draw:end-shape="id3" draw:end-glue-point="3" svg:d="M9670 11594c5173 0 2004 1323 6340 1323" svg:viewBox="0 0 6341 1324">
          <text:p/>
        </draw:connector>
        <draw:frame draw:style-name="gr8" draw:text-style-name="P5" draw:layer="layout" svg:width="8.572cm" svg:height="0.962cm" svg:x="8.46cm" svg:y="19.532cm">
          <draw:text-box>
            <text:p>A3E-OCP-APIC-2-DPG-HA</text:p>
          </draw:text-box>
        </draw:frame>
        <draw:g>
          <draw:custom-shape draw:style-name="gr9" draw:text-style-name="P10" draw:layer="layout" svg:width="7.874cm" svg:height="4.572cm" svg:x="13.97cm" svg:y="5.502cm">
            <text:p text:style-name="P1"><text:span text:style-name="T1">OpenShift Cluster</text:span></text:p>
            <text:p text:style-name="P9"><text:span text:style-name="T1">Data Center-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2" xml:id="id2" draw:id="id2" draw:layer="layout" svg:width="1.702cm" svg:height="1.422cm" svg:x="16.067cm" svg:y="6.707cm">
            <text:p text:style-name="P11"><text:span text:style-name="T4">DPG-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2" draw:layer="layout" svg:width="1.905cm" svg:height="2.41cm" draw:transform="skewX (-0.0385717764690747) translate (18.257cm 6.267cm)">
            <text:p text:style-name="P11"><text:span text:style-name="T5">APIC</text:span></text:p>
            <text:p text:style-name="P11"><text:span text:style-name="T4">Mgmt</text:span></text:p>
            <text:p text:style-name="P11"><text:span text:style-name="T4">Portal</text:span></text:p>
            <text:p text:style-name="P11"><text:span text:style-name="T4">Analytic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9" draw:text-style-name="P10" draw:layer="layout" svg:width="7.874cm" svg:height="4.572cm" svg:x="13.657cm" svg:y="10.936cm">
            <text:p text:style-name="P1"><text:span text:style-name="T1">OpenShift Cluster</text:span></text:p>
            <text:p text:style-name="P1"><text:span text:style-name="T1">Data Center-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2" xml:id="id3" draw:id="id3" draw:layer="layout" svg:width="1.702cm" svg:height="1.422cm" svg:x="16.01cm" svg:y="12.206cm">
            <text:p text:style-name="P11"><text:span text:style-name="T4">DPG-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2" draw:layer="layout" svg:width="1.905cm" svg:height="0.853cm" draw:transform="skewX (-0.0387463093942741) translate (18.002cm 12.747cm)">
            <text:p text:style-name="P11"><text:span text:style-name="T4">Analytic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3" draw:text-style-name="P5" draw:layer="layout" svg:width="6.636cm" svg:height="2.843cm" svg:x="1.635cm" svg:y="12.582cm">
          <draw:text-box>
            <text:p><text:span text:style-name="T6">Logs from DPG are Collected in </text:span></text:p>
            <text:p><text:span text:style-name="T6">the local Analytics Instance</text:span></text:p>
            <text:p><text:span text:style-name="T6"/></text:p>
            <text:p><text:span text:style-name="T6">Export logs to external repository</text:span></text:p>
            <text:p><text:span text:style-name="T6">From each Analytics instance </text:span></text:p>
            <text:p><text:span text:style-name="T6"/></text:p>
          </draw:text-box>
        </draw:frame>
        <draw:connector draw:style-name="gr14" draw:text-style-name="P13" draw:layer="layout" draw:type="line" svg:x1="4.126cm" svg:y1="11.189cm" svg:x2="8.694cm" svg:y2="11.19cm" draw:end-shape="id1" draw:end-glue-point="6" svg:d="M4126 11189l4568 1" svg:viewBox="0 0 4569 2">
          <text:p text:style-name="P4"><text:span text:style-name="T7">API Traffic</text:span></text:p>
        </draw:connector>
      </draw:page>
      <draw:page draw:name="page2" draw:style-name="dp1" draw:master-page-name="Default">
        <draw:custom-shape draw:style-name="gr15" draw:text-style-name="P2" xml:id="id4" draw:id="id4" draw:layer="layout" svg:width="1.143cm" svg:height="1.143cm" svg:x="7.294cm" svg:y="11.118cm">
          <text:p text:style-name="P1"><text:span text:style-name="T1">Load</text:span></text:p>
          <text:p text:style-name="P1"><text:span text:style-name="T1">Balanc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6" draw:text-style-name="P3" draw:layer="layout" svg:width="21.272cm" svg:height="13.335cm" svg:x="1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4" draw:layer="layout" svg:width="13.625cm" svg:height="0.962cm" svg:x="5.279cm" svg:y="3.683cm">
          <draw:text-box>
            <text:p text:style-name="P4">Use Case: High Availability for API Consumers</text:p>
          </draw:text-box>
        </draw:frame>
        <draw:g>
          <draw:frame draw:style-name="gr18" draw:text-style-name="P6" draw:layer="layout" svg:width="10.541cm" svg:height="2.465cm" svg:x="1.68cm" svg:y="5.767cm">
            <draw:text-box draw:corner-radius="0.152cm">
              <text:list text:style-name="L2">
                <text:list-item>
                  <text:p><text:span text:style-name="T2">SLA for API is 24x7</text:span></text:p>
                </text:list-item>
                <text:list-item>
                  <text:p><text:span text:style-name="T2">Deploy APIC &amp; DataPower on OCP cluster</text:span></text:p>
                </text:list-item>
                <text:list-item>
                  <text:p><text:span text:style-name="T2">Two OCP Clusters in different Data Centers</text:span></text:p>
                </text:list-item>
              </text:list>
            </draw:text-box>
          </draw:frame>
          <draw:frame draw:style-name="gr5" draw:text-style-name="P7" draw:layer="layout" svg:width="5.08cm" svg:height="0.806cm" svg:x="4.543cm" svg:y="4.975cm">
            <draw:text-box>
              <text:p><text:span text:style-name="T3">Solution Architecture</text:span></text:p>
            </draw:text-box>
          </draw:frame>
        </draw:g>
        <draw:connector draw:style-name="gr6" draw:text-style-name="P8" draw:layer="layout" draw:type="curve" svg:x1="8.27cm" svg:y1="11.285cm" svg:x2="14.367cm" svg:y2="8.418cm" draw:start-shape="id4" draw:start-glue-point="11" draw:end-shape="id5" draw:end-glue-point="3" svg:d="M8270 11285c4992 0 1944-2867 6097-2867" svg:viewBox="0 0 6098 2868">
          <text:p/>
        </draw:connector>
        <draw:connector draw:style-name="gr7" draw:text-style-name="P8" draw:layer="layout" draw:type="curve" svg:x1="8.437cm" svg:y1="11.69cm" svg:x2="15.21cm" svg:y2="14.017cm" draw:start-shape="id4" draw:start-glue-point="10" draw:end-shape="id6" draw:end-glue-point="3" svg:d="M8437 11690c5373 0 1987 2327 6773 2327" svg:viewBox="0 0 6774 2328">
          <text:p/>
        </draw:connector>
        <draw:custom-shape draw:style-name="gr9" draw:text-style-name="P10" draw:layer="layout" svg:width="7.874cm" svg:height="4.572cm" svg:x="13.113cm" svg:y="6.436cm">
          <text:p text:style-name="P1"><text:span text:style-name="T1">OpenShift Cluster</text:span></text:p>
          <text:p text:style-name="P9"><text:span text:style-name="T1">Data Center-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xml:id="id5" draw:id="id5" draw:layer="layout" svg:width="1.702cm" svg:height="1.422cm" svg:x="14.367cm" svg:y="7.707cm">
          <text:p text:style-name="P11"><text:span text:style-name="T4">DPG-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2" draw:layer="layout" svg:width="1.847cm" svg:height="2.2cm" svg:x="17.568cm" svg:y="7.137cm">
          <text:p text:style-name="P11"><text:span text:style-name="T5">APIC-1</text:span></text:p>
          <text:p text:style-name="P15"><text:span text:style-name="T4">Mgmt</text:span></text:p>
          <text:p text:style-name="P15"><text:span text:style-name="T4">Portal</text:span></text:p>
          <text:p text:style-name="P15"><text:span text:style-name="T4">Analyti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8.572cm" svg:height="0.962cm" svg:x="8.46cm" svg:y="19.532cm">
          <draw:text-box>
            <text:p>A7B-APIC-2-DC-HA</text:p>
          </draw:text-box>
        </draw:frame>
        <draw:frame draw:style-name="gr13" draw:text-style-name="P5" draw:layer="layout" svg:width="6.636cm" svg:height="2.843cm" svg:x="1.706cm" svg:y="13.054cm">
          <draw:text-box>
            <text:p><text:span text:style-name="T6">Logs from DPG are Collected in </text:span></text:p>
            <text:p><text:span text:style-name="T6">the local Analytics Instance</text:span></text:p>
            <text:p><text:span text:style-name="T6"/></text:p>
            <text:p><text:span text:style-name="T6">Export logs to external repository</text:span></text:p>
            <text:p><text:span text:style-name="T6">From each Analytics instance </text:span></text:p>
            <text:p><text:span text:style-name="T6"/></text:p>
          </draw:text-box>
        </draw:frame>
        <draw:connector draw:style-name="gr14" draw:text-style-name="P13" draw:layer="layout" draw:type="line" svg:x1="2.412cm" svg:y1="11.659cm" svg:x2="7.294cm" svg:y2="11.69cm" draw:end-shape="id4" draw:end-glue-point="6" svg:d="M2412 11659l4882 31" svg:viewBox="0 0 4883 32">
          <text:p text:style-name="P4"><text:span text:style-name="T7">API Traffic</text:span></text:p>
        </draw:connector>
        <draw:g>
          <draw:frame draw:style-name="gr20" draw:text-style-name="P16" draw:layer="layout" svg:width="2.222cm" svg:height="0.725cm" svg:x="19.18cm" svg:y="10.767cm">
            <draw:text-box>
              <text:p><text:span text:style-name="T7">Passive</text:span></text:p>
            </draw:text-box>
          </draw:frame>
          <draw:custom-shape draw:style-name="gr9" draw:text-style-name="P10" draw:layer="layout" svg:width="7.874cm" svg:height="4.572cm" svg:x="12.857cm" svg:y="12.036cm">
            <text:p text:style-name="P1"><text:span text:style-name="T1">OpenShift Cluster</text:span></text:p>
            <text:p text:style-name="P1"><text:span text:style-name="T1">Data Center-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2" xml:id="id6" draw:id="id6" draw:layer="layout" svg:width="1.702cm" svg:height="1.422cm" svg:x="15.21cm" svg:y="13.306cm">
            <text:p text:style-name="P11"><text:span text:style-name="T4">DPG-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17" xml:id="id7" draw:id="id7" draw:layer="layout" svg:width="1.946cm" svg:height="1.498cm" svg:x="17.469cm" svg:y="12.837cm">
            <text:p text:style-name="P11"><text:span text:style-name="T5">APIC-2</text:span></text:p>
            <text:p text:style-name="P15"><text:span text:style-name="T4">Mgmt</text:span></text:p>
            <text:p text:style-name="P15"><text:span text:style-name="T4">Portal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2" draw:text-style-name="P3" draw:layer="layout" draw:type="lines" draw:line-skew="-0.77cm" svg:x1="20.08cm" svg:y1="11.629cm" svg:x2="18.442cm" svg:y2="12.837cm" draw:end-shape="id7" draw:end-glue-point="0" svg:d="M20080 11629h-770l-868 707v501" svg:viewBox="0 0 1639 1209">
            <text:p/>
          </draw:connector>
          <draw:custom-shape draw:style-name="gr23" draw:text-style-name="P18" draw:layer="layout" svg:width="1.946cm" svg:height="0.635cm" svg:x="17.47cm" svg:y="14.465cm">
            <text:p text:style-name="P11"><text:span text:style-name="T4">Analytic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Dashed_20_Dotted_20_Upward_20_Diagonal" draw:display-name="Dashed Dotted Upward Diagonal" xlink:href="Pictures/100000000000000800000008B88C96B5A7E6DB5B.png" xlink:type="simple" xlink:show="embed" xlink:actuate="onLoad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3T09:26:16.574330502</meta:creation-date>
    <dc:date>2022-12-12T17:25:15.942130962</dc:date>
    <meta:editing-duration>PT13H41M59S</meta:editing-duration>
    <meta:editing-cycles>81</meta:editing-cycles>
    <meta:generator>LibreOffice/7.4.3.2$Linux_X86_64 LibreOffice_project/40$Build-2</meta:generator>
    <meta:document-statistic meta:object-count="40"/>
  </office:meta>
</office:document-meta>
</file>